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6.3cm"/>
    </style:style>
    <style:style style:name="gr2" style:family="graphic" style:parent-style-name="standard">
      <style:graphic-properties draw:textarea-horizontal-align="justify" draw:textarea-vertical-align="middle" draw:auto-grow-height="false" fo:min-height="3.05cm" fo:min-width="6.3cm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6.8cm"/>
    </style:style>
    <style:style style:name="gr4" style:family="graphic" style:parent-style-name="standard">
      <style:graphic-properties draw:textarea-horizontal-align="justify" draw:textarea-vertical-align="middle" draw:auto-grow-height="false" fo:min-height="1.45cm" fo:min-width="6.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8cm" svg:height="0.8cm" svg:x="1.2cm" svg:y="1.3cm">
          <text:p text:style-name="P1">Server 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cm" svg:height="3.3cm" svg:x="1.2cm" svg:y="2.1cm">
          <text:p text:style-name="P2">VM: Jenkins Master</text:p>
          <text:p text:style-name="P2">VMs: Jenkins Slaves</text:p>
          <text:p text:style-name="P2">VM: Smoke Test SQ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cm" svg:height="0.8cm" svg:x="8.2cm" svg:y="1.3cm">
          <text:p text:style-name="P1">Server 2 (all native)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3cm" svg:height="1.7cm" svg:x="8.2cm" svg:y="2.1cm">
          <text:p text:style-name="P2">Release Test Compute 1</text:p>
          <text:p text:style-name="P2">Release Test Datastore 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cm" svg:height="0.8cm" svg:x="8.2cm" svg:y="4cm">
          <text:p text:style-name="P1">Server 3 (all native)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3cm" svg:height="1.7cm" svg:x="8.2cm" svg:y="4.8cm">
          <text:p text:style-name="P2">Release Test Compute 2</text:p>
          <text:p text:style-name="P2">Release Test Datastore 2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trick </meta:initial-creator>
    <meta:creation-date>2017-08-29T16:00:23.697088936</meta:creation-date>
    <dc:date>2017-08-29T16:06:54.372078705</dc:date>
    <dc:creator>Patrick </dc:creator>
    <meta:editing-duration>PT6M30S</meta:editing-duration>
    <meta:editing-cycles>1</meta:editing-cycles>
    <meta:document-statistic meta:object-count="6"/>
    <meta:generator>LibreOffice/5.0.6.2$Linux_X86_64 LibreOffice_project/00$Build-2</meta:generator>
  </office:meta>
</office:document-meta>
</file>